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>
        <style:tab-stops>
          <style:tab-stop style:position="4.048cm"/>
        </style:tab-stops>
      </style:paragraph-properties>
      <style:text-properties fo:font-size="14pt" style:font-size-asian="14pt"/>
    </style:style>
    <style:style style:name="P3" style:family="paragraph" style:parent-style-name="Standard">
      <style:text-properties fo:font-size="14pt" fo:language="en" fo:country="US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itle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itle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Banks Of My Own Lovely Lee</text:p>
      <text:p text:style-name="P5">Intro. 2 bars</text:p>
      <text:p text:style-name="P3">C <text:s text:c="28"/>F <text:s text:c="24"/>C <text:s text:c="14"/>Am</text:p>
      <text:p text:style-name="P1">Oh how oft do my thoughts in their fancy take flight</text:p>
      <text:h text:style-name="Heading_20_2" text:outline-level="2"><text:s text:c="13"/>G <text:s text:c="18"/>D <text:s text:c="15"/>G <text:s text:c="2"/>G7</text:h>
      <text:p text:style-name="P1">To the home of my childhood away</text:p>
      <text:p text:style-name="P3"><text:s text:c="13"/>C <text:s text:c="22"/>F <text:s text:c="12"/>C <text:s text:c="20"/>Am <text:s text:c="11"/></text:p>
      <text:p text:style-name="P1">To the days when each patriot’s vision seemed bright </text:p>
      <text:p text:style-name="P2"><text:s text:c="13"/>G <text:s text:c="25"/>D <text:s text:c="19"/>G<text:tab/></text:p>
      <text:p text:style-name="P1">Ere I dreamed that those joys would decay</text:p>
      <text:p text:style-name="P3"><text:s text:c="29"/>F <text:s text:c="39"/>C</text:p>
      <text:p text:style-name="P3">My heart was as light as the fair wind that blows</text:p>
      <text:p text:style-name="P3"><text:s text:c="20"/>Am <text:s text:c="20"/>C <text:s text:c="12"/>G7</text:p>
      <text:p text:style-name="P3">Down the Mardyke through each elm tree</text:p>
      <text:p text:style-name="P3"><text:s text:c="16"/>C <text:s text:c="17"/>G <text:s text:c="27"/>F <text:s text:c="16"/>C</text:p>
      <text:p text:style-name="P3">Where I sported and played ‘neath each green leafy shade</text:p>
      <text:p text:style-name="P3"><text:s text:c="14"/>G <text:s text:c="35"/>C</text:p>
      <text:p text:style-name="P3">On the banks of my own lovely Lee</text:p>
      <text:p text:style-name="P3"><text:s text:c="37"/>G <text:s text:c="26"/>F <text:s text:c="17"/>C</text:p>
      <text:p text:style-name="P3">Where I sported and played ‘neath each green leafy shade</text:p>
      <text:p text:style-name="P3"><text:s text:c="14"/>G <text:s text:c="17"/>G7 <text:s text:c="12"/>C</text:p>
      <text:p text:style-name="P3">On the banks of my own lovely Lee</text:p>
      <text:p text:style-name="P3"/>
      <text:p text:style-name="P3">And then in the springtime of laughter and song</text:p>
      <text:p text:style-name="P3">Can I ever forget the sweet hours</text:p>
      <text:p text:style-name="P3">With the friends of my youth as we rambled along</text:p>
      <text:p text:style-name="P3">‘Mongst the green mossy banks and wild flowers</text:p>
      <text:p text:style-name="P3">Then too when the evening’s sun’s sinking to rest</text:p>
      <text:p text:style-name="P3">Sheds it’s golden light over the sea</text:p>
      <text:p text:style-name="P3">The maid with her lover the wild daisies pressed</text:p>
      <text:p text:style-name="P3">On the banks of my own lovely Lee</text:p>
      <text:p text:style-name="P3">The maid with her lover the wild daisies pressed</text:p>
      <text:p text:style-name="P3">On the banks of my own lovely Lee</text:p>
      <text:p text:style-name="P3"/>
      <text:p text:style-name="P3">‘Tis a beautiful land this dear isle of song</text:p>
      <text:p text:style-name="P3">It’s gems shed their light on the world</text:p>
      <text:p text:style-name="P3">And her faithful sons bore through ages of wrong</text:p>
      <text:p text:style-name="P3">The banner St. Patrick unfurled</text:p>
      <text:p text:style-name="P3">Oh would I were there with the friends I love best</text:p>
      <text:p text:style-name="P3">And my fond bosom partner with me</text:p>
      <text:p text:style-name="P3">We’d roam thy bank over and when weary we’d rest</text:p>
      <text:p text:style-name="P3">By thy waters, my own lovely Lee</text:p>
      <text:p text:style-name="P3">Yes we’d roam thy bank over and when weary we’d rest</text:p>
      <text:p text:style-name="P3">By thy waters, my own lovely Lee</text:p>
      <text:p text:style-name="P3"/>
      <text:p text:style-name="P3"/>
      <text:p text:style-name="P3">Change Key to D</text:p>
      <text:p text:style-name="P3"/>
      <text:p text:style-name="P3"><text:soft-page-break/>Oh what joys should be mine ere this life should decline</text:p>
      <text:p text:style-name="P3">To seek shells on thy sea-gilded shore</text:p>
      <text:p text:style-name="P3">While the steel-feathered eagle, oft splashing the brine</text:p>
      <text:p text:style-name="P3">Brings longing for freedom once more</text:p>
      <text:p text:style-name="P3">Oh all that upon earth I wish for or crave</text:p>
      <text:p text:style-name="P3">That my last crimson drop be for thee</text:p>
      <text:p text:style-name="P3">To moisten the grass on my forefathers grave</text:p>
      <text:p text:style-name="P3">On the banks of my own lovely Lee</text:p>
      <text:p text:style-name="P3">Yes to moisten the grass on my forefathers grave</text:p>
      <text:p text:style-name="P3">On the banks of my own lovely Lee</text:p>
      <text:p text:style-name="P3"/>
      <text:p text:style-name="P3">Slow last line</text:p>
      <text:p text:style-name="P3"/>
      <text:p text:style-name="P4">Arranged by Frank Lennon (<text:a xlink:type="simple" xlink:href="mailto:flennon@indigo.ie"><text:span text:style-name="Internet_20_link">flennon@indigo.ie</text:span></text:a>)</text:p>
      <text:p text:style-name="P4"><text:a xlink:type="simple" xlink:href="http://www.socc.ie/~midiclass"><text:span text:style-name="Internet_20_link">www.socc.ie/~midiclass</text:span></text:a></text:p>
      <text:p text:style-name="P4"><text:a xlink:type="simple" xlink:href="http://www.socc.ie/~irishmidifiles"><text:span text:style-name="Internet_20_link">www.socc.ie/~irishmidifiles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en" fo:country="GB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-1.588cm" fo:margin-right="-1.859cm" fo:text-indent="0cm" style:auto-text-indent="false" fo:keep-with-next="always"/>
      <style:text-properties fo:font-size="14pt" fo:language="en" fo:country="US" style:font-size-asian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margin-left="-1.588cm" fo:margin-right="-1.859cm" fo:text-indent="0cm" style:auto-text-indent="false"/>
      <style:text-properties fo:font-size="14pt" fo:language="en" fo:country="US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.951cm" fo:margin-bottom="1.268cm" fo:margin-left="3.175cm" fo:margin-right="3.17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dc:title>The Banks Of My Own Lovely Lee</dc:title>
    <meta:initial-creator>Frank Lennon</meta:initial-creator>
    <meta:creation-date>2003-04-15T17:46:00</meta:creation-date>
    <dc:date>2007-11-27T12:18:34</dc:date>
    <meta:editing-cycles>7</meta:editing-cycles>
    <meta:editing-duration>PT1H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7" meta:word-count="401" meta:character-count="2540"/>
  </office:meta>
</office:document-meta>
</file>